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64b5" officeooo:paragraph-rsid="001d64b5"/>
    </style:style>
    <style:style style:name="P2" style:family="paragraph" style:parent-style-name="Standard">
      <style:text-properties officeooo:rsid="001d64b5" officeooo:paragraph-rsid="003632dc"/>
    </style:style>
    <style:style style:name="P3" style:family="paragraph" style:parent-style-name="Standard">
      <style:text-properties officeooo:rsid="0027dc9e" officeooo:paragraph-rsid="0027dc9e"/>
    </style:style>
    <style:style style:name="P4" style:family="paragraph" style:parent-style-name="Standard">
      <style:text-properties officeooo:rsid="00246e16" officeooo:paragraph-rsid="002fd994"/>
    </style:style>
    <style:style style:name="P5" style:family="paragraph" style:parent-style-name="Standard">
      <style:text-properties officeooo:rsid="00395f85" officeooo:paragraph-rsid="00395f85"/>
    </style:style>
    <style:style style:name="P6" style:family="paragraph" style:parent-style-name="Standard">
      <style:text-properties officeooo:rsid="00395f85" officeooo:paragraph-rsid="00398809"/>
    </style:style>
    <style:style style:name="P7" style:family="paragraph" style:parent-style-name="Standard">
      <style:text-properties officeooo:rsid="00398809" officeooo:paragraph-rsid="00398809"/>
    </style:style>
    <style:style style:name="P8" style:family="paragraph" style:parent-style-name="Quotations">
      <style:text-properties officeooo:rsid="00398809" officeooo:paragraph-rsid="00398809"/>
    </style:style>
    <style:style style:name="P9" style:family="paragraph" style:parent-style-name="Quotations">
      <style:text-properties officeooo:rsid="00395f85" officeooo:paragraph-rsid="00398809"/>
    </style:style>
    <style:style style:name="P10" style:family="paragraph" style:parent-style-name="Standard">
      <style:text-properties officeooo:rsid="001d64b5" officeooo:paragraph-rsid="001d64b5"/>
    </style:style>
    <style:style style:name="P11" style:family="paragraph" style:parent-style-name="Standard">
      <style:text-properties officeooo:rsid="001d64b5" officeooo:paragraph-rsid="00478c5a"/>
    </style:style>
    <style:style style:name="P12" style:family="paragraph" style:parent-style-name="Standard">
      <style:text-properties fo:font-weight="bold" officeooo:rsid="0045e11f" officeooo:paragraph-rsid="0045e11f" style:font-weight-asian="bold" style:font-weight-complex="bold"/>
    </style:style>
    <style:style style:name="P13" style:family="paragraph" style:parent-style-name="Standard">
      <style:text-properties fo:font-weight="bold" officeooo:rsid="0047c9c2" officeooo:paragraph-rsid="0047c9c2" style:font-weight-asian="bold" style:font-weight-complex="bold"/>
    </style:style>
    <style:style style:name="P14" style:family="paragraph" style:parent-style-name="Standard">
      <style:text-properties fo:font-weight="bold" officeooo:rsid="0048439c" officeooo:paragraph-rsid="0048439c" style:font-weight-asian="bold" style:font-weight-complex="bold"/>
    </style:style>
    <style:style style:name="P15" style:family="paragraph" style:parent-style-name="Standard">
      <style:text-properties fo:font-weight="bold" officeooo:rsid="00395f85" officeooo:paragraph-rsid="00395f85" style:font-weight-asian="bold" style:font-weight-complex="bold"/>
    </style:style>
    <style:style style:name="P16" style:family="paragraph" style:parent-style-name="Standard">
      <style:text-properties fo:font-weight="bold" officeooo:rsid="004af545" officeooo:paragraph-rsid="004af545" style:font-weight-asian="bold" style:font-weight-complex="bold"/>
    </style:style>
    <style:style style:name="P17" style:family="paragraph" style:parent-style-name="Standard">
      <style:text-properties officeooo:rsid="00246e16" officeooo:paragraph-rsid="002fd994"/>
    </style:style>
    <style:style style:name="P18" style:family="paragraph" style:parent-style-name="Standard">
      <style:text-properties officeooo:rsid="0047c9c2" officeooo:paragraph-rsid="0047c9c2"/>
    </style:style>
    <style:style style:name="P19" style:family="paragraph" style:parent-style-name="Standard">
      <style:text-properties officeooo:rsid="00395f85" officeooo:paragraph-rsid="004ad904"/>
    </style:style>
    <style:style style:name="T1" style:family="text">
      <style:text-properties officeooo:rsid="002fd994"/>
    </style:style>
    <style:style style:name="T2" style:family="text">
      <style:text-properties officeooo:rsid="003632dc"/>
    </style:style>
    <style:style style:name="T3" style:family="text">
      <style:text-properties officeooo:rsid="0037d0c6"/>
    </style:style>
    <style:style style:name="T4" style:family="text">
      <style:text-properties officeooo:rsid="00395f85"/>
    </style:style>
    <style:style style:name="T5" style:family="text">
      <style:text-properties officeooo:rsid="003b3f89"/>
    </style:style>
    <style:style style:name="T6" style:family="text">
      <style:text-properties officeooo:rsid="003d5c77"/>
    </style:style>
    <style:style style:name="T7" style:family="text">
      <style:text-properties fo:font-weight="bold" style:font-weight-asian="bold" style:font-weight-complex="bold"/>
    </style:style>
    <style:style style:name="T8" style:family="text">
      <style:text-properties fo:font-weight="bold" officeooo:rsid="003ee126" style:font-weight-asian="bold" style:font-weight-complex="bold"/>
    </style:style>
    <style:style style:name="T9" style:family="text">
      <style:text-properties fo:font-weight="bold" officeooo:rsid="0042099c" style:font-weight-asian="bold" style:font-weight-complex="bold"/>
    </style:style>
    <style:style style:name="T10" style:family="text">
      <style:text-properties fo:font-weight="bold" officeooo:rsid="00431dcf" style:font-weight-asian="bold" style:font-weight-complex="bold"/>
    </style:style>
    <style:style style:name="T11" style:family="text">
      <style:text-properties fo:font-weight="bold" officeooo:rsid="004554cf" style:font-weight-asian="bold" style:font-weight-complex="bold"/>
    </style:style>
    <style:style style:name="T12" style:family="text">
      <style:text-properties fo:font-weight="bold" officeooo:rsid="0045af9b" style:font-weight-asian="bold" style:font-weight-complex="bold"/>
    </style:style>
    <style:style style:name="T13" style:family="text">
      <style:text-properties fo:font-weight="bold" officeooo:rsid="00478c5a" style:font-weight-asian="bold" style:font-weight-complex="bold"/>
    </style:style>
    <style:style style:name="T14" style:family="text">
      <style:text-properties fo:font-weight="bold" officeooo:rsid="0049ee85" style:font-weight-asian="bold" style:font-weight-complex="bold"/>
    </style:style>
    <style:style style:name="T15" style:family="text">
      <style:text-properties fo:font-weight="bold" officeooo:rsid="004ad904" style:font-weight-asian="bold" style:font-weight-complex="bold"/>
    </style:style>
    <style:style style:name="T16" style:family="text">
      <style:text-properties fo:font-weight="bold" officeooo:rsid="004c16d9" style:font-weight-asian="bold" style:font-weight-complex="bold"/>
    </style:style>
    <style:style style:name="T17" style:family="text">
      <style:text-properties fo:font-weight="bold" officeooo:rsid="004ebbab" style:font-weight-asian="bold" style:font-weight-complex="bold"/>
    </style:style>
    <style:style style:name="T18" style:family="text">
      <style:text-properties officeooo:rsid="00490baa"/>
    </style:style>
    <style:style style:name="T19" style:family="text">
      <style:text-properties officeooo:rsid="004d0645"/>
    </style:style>
    <style:style style:name="T20" style:family="text">
      <style:text-properties officeooo:rsid="004e9e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GIT/GITLAB</text:span>: Fragen und Übungen </text:p>
      <text:p text:style-name="P1"/>
      <text:p text:style-name="P1"/>
      <text:p text:style-name="P1"/>
      <text:p text:style-name="P1"/>
      <text:p text:style-name="P1">….....................................................................................................</text:p>
      <text:p text:style-name="P3">Vorname, Name, Matrikelnummer</text:p>
      <text:p text:style-name="P3"/>
      <text:p text:style-name="P1"/>
      <text:p text:style-name="P1">1. <text:span text:style-name="T2">Was genau sind die Gründe um Gitlab zu verwenden?</text:span></text:p>
      <text:p text:style-name="P1"/>
      <text:p text:style-name="P1">- <text:span text:style-name="T8">Being able to work with other developers on one project.</text:span></text:p>
      <text:p text:style-name="P1"><text:span text:style-name="T8"/></text:p>
      <text:p text:style-name="P1"><text:span text:style-name="T8">- </text:span><text:span text:style-name="T9">Easy version controll.</text:span></text:p>
      <text:p text:style-name="P1"><text:span text:style-name="T9"/></text:p>
      <text:p text:style-name="P1"><text:span text:style-name="T9">-</text:span><text:span text:style-name="T10"> Being able to work seperately from your team members.</text:span></text:p>
      <text:p text:style-name="P1"/>
      <text:p text:style-name="P1"/>
      <text:p text:style-name="P1"/>
      <text:p text:style-name="P1">2. <text:span text:style-name="T2">Welche Daten gehören (nicht) ins Repo?</text:span></text:p>
      <text:p text:style-name="P1">- .<text:span text:style-name="T2">java Files</text:span></text:p>
      <text:p text:style-name="P1">- .<text:span text:style-name="T2">xml Files</text:span></text:p>
      <text:p text:style-name="P1">- .<text:span text:style-name="T2">Jason Files</text:span></text:p>
      <text:p text:style-name="P1">- <text:span text:style-name="T2">Bilddateien für Gameprojekte</text:span></text:p>
      <text:p text:style-name="P1">- <text:span text:style-name="T2">Musikdateien für Projekte</text:span></text:p>
      <text:p text:style-name="P1">- .<text:span text:style-name="T2">project Files (Endung je nach Tool)</text:span></text:p>
      <text:p text:style-name="P2">- <text:span text:style-name="T2">UML Modelle</text:span></text:p>
      <text:p text:style-name="P2">- <text:span text:style-name="T2">Zeichnungen </text:span><text:span text:style-name="T11">Does not belong</text:span></text:p>
      <text:p text:style-name="P2">- <text:span text:style-name="T2">Notizen </text:span><text:span text:style-name="T11">Does not belong</text:span></text:p>
      <text:p text:style-name="P2">- <text:span text:style-name="T2">Dokumentation</text:span></text:p>
      <text:p text:style-name="P2">- <text:span text:style-name="T2">Configurationsfiles </text:span></text:p>
      <text:p text:style-name="P2">- <text:span text:style-name="T2">Kapitel eines Buches </text:span><text:span text:style-name="T12">Does not belong</text:span></text:p>
      <text:p text:style-name="P2">- <text:span text:style-name="T2">Eine Bachelorarbeit</text:span></text:p>
      <text:p text:style-name="P2">- <text:span text:style-name="T2">Passwörter für Cloud-Services </text:span><text:span text:style-name="T12">Does not belong</text:span></text:p>
      <text:p text:style-name="P2">- <text:span text:style-name="T2">Passwörter für lokale Services (Self-hosted) </text:span><text:span text:style-name="T12">Does not belong</text:span></text:p>
      <text:p text:style-name="P2">- <text:span text:style-name="T2">logfiles</text:span></text:p>
      <text:p text:style-name="P2">- <text:span text:style-name="T2">Messdaten vom Profiling</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text:span text:style-name="T3">Was soll der „Mist“ mit den Stages (dass add/commit nur lokal wirken)?</text:span></text:p>
      <text:p text:style-name="P1"/>
      <text:p text:style-name="P11"><text:span text:style-name="T13">With stages you are able to split up your commits. For example:</text:span></text:p>
      <text:p text:style-name="P11"><text:span text:style-name="T13"/></text:p>
      <text:p text:style-name="P11"><text:span text:style-name="T13">You work on a new feature and while working on that you fixed a bug. Instead off commiting both changes at once you can git add the feature and commit it seperately from the bug fix.</text:span> <text:s text:c="37"/></text:p>
      <text:p text:style-name="P1"/>
      <text:p text:style-name="P1"/>
      <text:p text:style-name="P1">4. <text:span text:style-name="T3">Würden Sie in einer Firma Gitlab selber hosten oder GIT als Service im Netz? Begründung.</text:span></text:p>
      <text:p text:style-name="P1"/>
      <text:p text:style-name="P1"/>
      <text:p text:style-name="P12">You should rather host Gitlab yourself. Using Git as a service on the web results in the company showing off their projects during development. Due to security reasons you do not want that.</text:p>
      <text:p text:style-name="P1"><text:s/></text:p>
      <text:p text:style-name="P1"/>
      <text:p text:style-name="P1"/>
      <text:p text:style-name="P4"><text:span text:style-name="T1">5</text:span>. <text:span text:style-name="T4">Verwenden Sie Branches im Projekt oder arbeiten alle Teammitglieder auf dem Master Branch? Zeigen Sie Vor- und Nachteile der Verfahren</text:span></text:p>
      <text:p text:style-name="P4"/>
      <text:p text:style-name="P4"/>
      <text:p text:style-name="P13">Pro<text:span text:style-name="T18">s for using branches</text:span>:</text:p>
      <text:p text:style-name="P18"/>
      <text:p text:style-name="P13">- Team members can work on a new feature without disrupting the main project.</text:p>
      <text:p text:style-name="P4"/>
      <text:p text:style-name="P14">Con<text:span text:style-name="T18">s for using branches</text:span>:</text:p>
      <text:p text:style-name="P14"/>
      <text:p text:style-name="P14">- Branching can get complex and conveluted.</text:p>
      <text:p text:style-name="P4"/>
      <text:p text:style-name="P4"/>
      <text:p text:style-name="P5">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P5"/>
      <text:p text:style-name="P5"/>
      <text:p text:style-name="P19"><text:span text:style-name="T14">a) You push your ch</text:span><text:span text:style-name="T16">a</text:span><text:span text:style-name="T14">nges to the global repository by using git push.</text:span></text:p>
      <text:p text:style-name="P19"><text:span text:style-name="T14"/></text:p>
      <text:p text:style-name="P19"><text:span text:style-name="T15">b) You should always check for changes in the global repo.</text:span><text:span text:style-name="T7"> <text:s text:c="37"/></text:span></text:p>
      <text:p text:style-name="P15"/>
      <text:p text:style-name="P16">c) <text:span text:style-name="T19">You should to attomic commits.</text:span></text:p>
      <text:p text:style-name="P16">→<text:span text:style-name="T19"> Commit often but only if have a block of work done.</text:span></text:p>
      <text:p text:style-name="P16">→<text:span text:style-name="T20"> Ensures that you can revert your project to the point you want.</text:span></text:p>
      <text:p text:style-name="P5"/>
      <text:p text:style-name="P7">7. Eine Version eines Files im Repo sieht so aus:</text:p>
      <text:p text:style-name="P9">„There are two versions of GitLab: Community Edition (CE) and Enterprise Edition (EE)“</text:p>
      <text:p text:style-name="P8">Ihre Version die Sie hochladen <text:span text:style-name="T6">wollen </text:span>hat an dieser Stelle:</text:p>
      <text:p text:style-name="Quotations">„There are two versions of GitLab: CE and EE.“</text:p>
      <text:p text:style-name="P8"><text:soft-page-break/>Wie löst Gitlab diesen Konflikt?</text:p>
      <text:p text:style-name="P6"><text:s text:c="2"/><text:span text:style-name="T17">You talk with your team members about which version you want to keep,</text:span></text:p>
      <text:p text:style-name="P5"/>
      <text:p text:style-name="P5"/>
      <text:p text:style-name="P5"><text:span text:style-name="T5">8</text:span>.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lter </meta:initial-creator>
    <meta:creation-date>2014-10-22T17:30:42.384605527</meta:creation-date>
    <dc:date>2022-07-14T14:45:23.916246862</dc:date>
    <meta:editing-duration>PT3H49M21S</meta:editing-duration>
    <meta:editing-cycles>44</meta:editing-cycles>
    <meta:generator>LibreOffice/6.4.7.2$Linux_X86_64 LibreOffice_project/40$Build-2</meta:generator>
    <meta:print-date>2019-10-17T12:55:51.935578541</meta:print-date>
    <meta:document-statistic meta:table-count="0" meta:image-count="0" meta:object-count="0" meta:page-count="3" meta:paragraph-count="49" meta:word-count="499" meta:character-count="3117" meta:non-whitespace-character-count="2584"/>
  </office:meta>
</office:document-meta>
</file>